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27df5" officeooo:paragraph-rsid="00127df5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414141" loext:opacity="100%" style:font-name="sans-serif" fo:font-size="12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414141" loext:opacity="100%" style:font-name="sans-serif" fo:font-size="12pt" fo:letter-spacing="normal" fo:font-style="normal" fo:font-weight="normal" officeooo:rsid="00127df5" officeooo:paragraph-rsid="00127df5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isPasted"/>My Plans for the future .</text:p>
      <text:p text:style-name="P4"/>
      <text:p text:style-name="P2">I picked Software Engineer because I thought it suited me the best since it is taken in english(i am from Canada so I speak English more than Turkish). I always liked the idea of making stuff be it art,videos and maybe even video games which I am interested in and started to dabble in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0:02:23.563847979</meta:creation-date>
    <dc:date>2023-11-21T10:18:21.148765366</dc:date>
    <meta:editing-duration>PT15M58S</meta:editing-duration>
    <meta:editing-cycles>1</meta:editing-cycles>
    <meta:document-statistic meta:table-count="0" meta:image-count="0" meta:object-count="0" meta:page-count="1" meta:paragraph-count="2" meta:word-count="60" meta:character-count="311" meta:non-whitespace-character-count="253"/>
    <meta:generator>LibreOffice/7.4.7.2$Linux_X86_64 LibreOffice_project/40$Build-2</meta:generator>
  </office:meta>
</office:document-meta>
</file>